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LockImpl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SMLockin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SMLocking.acquireWriteLock( ChangeLog change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ISMLocking.downgra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adLockImpl.ReadLockImpl( Sync read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WLock.allowR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ISMLocking.acquireReadLock( Item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